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238cm" fo:min-width="0.73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10d0c" draw:textarea-horizontal-align="justify" draw:textarea-vertical-align="middle" draw:auto-grow-height="false" fo:min-height="0.088cm" fo:min-width="0.386cm"/>
    </style:style>
    <style:style style:name="gr6" style:family="graphic" style:parent-style-name="standard">
      <style:graphic-properties draw:fill-color="#f10d0c" draw:textarea-horizontal-align="justify" draw:textarea-vertical-align="middle" draw:auto-grow-height="false" fo:min-height="0cm" fo:min-width="1.371cm"/>
    </style:style>
    <style:style style:name="gr7" style:family="graphic" style:parent-style-name="standard">
      <style:graphic-properties draw:fill-color="#f10d0c" draw:textarea-horizontal-align="justify" draw:textarea-vertical-align="middle" draw:auto-grow-height="false" fo:min-height="0.08cm" fo:min-width="0.364cm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0cm" fo:min-width="1.323cm"/>
    </style:style>
    <style:style style:name="gr9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042cm" fo:min-width="0cm"/>
    </style:style>
    <style:style style:name="gr11" style:family="graphic" style:parent-style-name="standard">
      <style:graphic-properties draw:fill="solid" draw:fill-color="#55308d" draw:textarea-horizontal-align="justify" draw:textarea-vertical-align="middle" draw:auto-grow-height="false" fo:min-height="0.042cm" fo:min-width="0cm"/>
    </style:style>
    <style:style style:name="gr12" style:family="graphic" style:parent-style-name="standard">
      <style:graphic-properties draw:fill="solid" draw:fill-color="#55308d"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14" style:family="graphic" style:parent-style-name="standard">
      <style:graphic-properties draw:stroke="none" draw:fill="none" fo:min-height="1.189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046cm" fo:min-width="1.431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-color="#ff8000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ffffff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2.461cm" svg:height="2.975cm" svg:x="0.678cm" svg:y="7.69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2.548cm" svg:y1="10.129cm" svg:x2="14.564cm" svg:y2="10.111cm">
            <text:p/>
          </draw:line>
          <draw:line draw:style-name="gr2" draw:text-style-name="P3" draw:layer="layout" svg:x1="12.548cm" svg:y1="10.129cm" svg:x2="14.564cm" svg:y2="10.111cm">
            <text:p/>
          </draw:line>
          <draw:line draw:style-name="gr2" draw:text-style-name="P3" draw:layer="layout" svg:x1="12.556cm" svg:y1="11.029cm" svg:x2="14.572cm" svg:y2="11.011cm">
            <text:p/>
          </draw:line>
          <draw:line draw:style-name="gr2" draw:text-style-name="P3" draw:layer="layout" svg:x1="13.561cm" svg:y1="12.236cm" svg:x2="13.566cm" svg:y2="11.013cm">
            <text:p/>
          </draw:line>
          <draw:line draw:style-name="gr2" draw:text-style-name="P3" draw:layer="layout" svg:x1="13.542cm" svg:y1="10.138cm" svg:x2="13.547cm" svg:y2="8.915cm">
            <text:p/>
          </draw:line>
        </draw:g>
        <draw:connector draw:style-name="gr3" draw:text-style-name="P4" xml:id="id2" draw:id="id2" draw:layer="layout" svg:x1="1.909cm" svg:y1="7.691cm" svg:x2="1.905cm" svg:y2="3.14cm" draw:start-shape="id1" draw:start-glue-point="4" svg:d="M1909 7691v-2526h-4v-2025" svg:viewBox="0 0 5 4552">
          <text:p/>
        </draw:connector>
        <draw:connector draw:style-name="gr3" draw:text-style-name="P4" xml:id="id3" draw:id="id3" draw:layer="layout" svg:x1="1.905cm" svg:y1="3.14cm" svg:x2="7.725cm" svg:y2="3.14cm" draw:start-shape="id2" draw:start-glue-point="3" svg:d="M1905 3140v-501h5820v501" svg:viewBox="0 0 5821 502">
          <text:p/>
        </draw:connector>
        <draw:connector draw:style-name="gr4" draw:text-style-name="P3" draw:layer="layout" draw:type="line" svg:x1="7.725cm" svg:y1="3.14cm" svg:x2="4.902cm" svg:y2="6.051cm" draw:start-shape="id3" draw:start-glue-point="3" svg:d="M7725 3140l-2823 2911" svg:viewBox="0 0 2824 2912">
          <text:p/>
        </draw:connector>
        <draw:connector draw:style-name="gr4" draw:text-style-name="P3" xml:id="id7" draw:id="id7" draw:layer="layout" draw:type="line" svg:x1="4.902cm" svg:y1="6.051cm" svg:x2="7.654cm" svg:y2="8.961cm" svg:d="M4902 6051l2752 2910" svg:viewBox="0 0 2753 2911">
          <text:p/>
        </draw:connector>
        <draw:connector draw:style-name="gr4" draw:text-style-name="P3" xml:id="id4" draw:id="id4" draw:layer="layout" draw:type="line" svg:x1="7.654cm" svg:y1="8.961cm" svg:x2="10.406cm" svg:y2="6.051cm" svg:d="M7654 8961l2752-2910" svg:viewBox="0 0 2753 2911">
          <text:p/>
        </draw:connector>
        <draw:connector draw:style-name="gr4" draw:text-style-name="P3" xml:id="id11" draw:id="id11" draw:layer="layout" draw:type="line" svg:x1="10.406cm" svg:y1="6.051cm" svg:x2="7.725cm" svg:y2="3.14cm" draw:end-shape="id3" draw:end-glue-point="3" svg:d="M10406 6051l-2681-2911" svg:viewBox="0 0 2682 2912">
          <text:p/>
        </draw:connector>
        <draw:custom-shape draw:style-name="gr5" draw:text-style-name="P5" draw:layer="layout" svg:width="1.772cm" svg:height="1.014cm" draw:transform="rotate (-0.733038285837619) translate (8.802cm 6.4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871cm" svg:height="0.12cm" draw:transform="skewX (-0.00837758040957282) rotate (-0.733038285837619) translate (8.823cm 6.35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72cm" svg:height="1.014cm" draw:transform="rotate (-0.733038285837619) translate (6.121cm 3.5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871cm" svg:height="0.12cm" draw:transform="skewX (-0.00837758040957288) rotate (-2.31605191739647) translate (7.367cm 7.18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72cm" svg:height="1.014cm" draw:transform="rotate (-2.31605191739648) translate (7.252cm 7.1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871cm" svg:height="0.12cm" draw:transform="skewX (-0.00837758040957282) rotate (-0.733038285837619) translate (6.142cm 3.42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27cm" svg:height="0.988cm" draw:transform="skewX (-0.00104719755119668) rotate (0.829205927622506) translate (8.149cm 5.005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823cm" svg:height="0.118cm" draw:transform="skewX (-0.00855211333477227) rotate (0.829205927622506) translate (8.837cm 5.68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1.909cm" svg:y1="10.666cm" svg:x2="1.905cm" svg:y2="15.946cm" draw:start-shape="id1" draw:start-glue-point="6" svg:d="M1909 10666v2891h-4v2389" svg:viewBox="0 0 5 5281">
          <text:p/>
        </draw:connector>
        <draw:connector draw:style-name="gr4" draw:text-style-name="P3" draw:layer="layout" draw:type="line" svg:x1="7.654cm" svg:y1="8.961cm" svg:x2="7.69cm" svg:y2="15.911cm" draw:start-shape="id4" draw:start-glue-point="2" draw:end-shape="id5" draw:end-glue-point="3" svg:d="M7654 8961l36 6950" svg:viewBox="0 0 37 6951">
          <text:p/>
        </draw:connector>
        <draw:connector draw:style-name="gr4" draw:text-style-name="P3" xml:id="id5" draw:id="id5" draw:layer="layout" draw:type="line" svg:x1="1.905cm" svg:y1="15.946cm" svg:x2="7.69cm" svg:y2="15.911cm" draw:start-shape="id6" draw:start-glue-point="3" svg:d="M1905 15946l5785-35" svg:viewBox="0 0 5786 36">
          <text:p/>
        </draw:connector>
        <draw:connector draw:style-name="gr4" draw:text-style-name="P3" xml:id="id8" draw:id="id8" draw:layer="layout" draw:type="line" svg:x1="4.902cm" svg:y1="6.051cm" svg:x2="5.009cm" svg:y2="14.182cm" draw:start-shape="id7" draw:start-glue-point="2" svg:d="M4902 6051l107 8131" svg:viewBox="0 0 108 8132">
          <text:p/>
        </draw:connector>
        <draw:connector draw:style-name="gr4" draw:text-style-name="P3" xml:id="id9" draw:id="id9" draw:layer="layout" draw:type="line" svg:x1="5.009cm" svg:y1="14.182cm" svg:x2="7.161cm" svg:y2="14.147cm" draw:start-shape="id8" draw:start-glue-point="3" svg:d="M5009 14182l2152-35" svg:viewBox="0 0 2153 36">
          <text:p/>
        </draw:connector>
        <draw:connector draw:style-name="gr4" draw:text-style-name="P3" xml:id="id10" draw:id="id10" draw:layer="layout" draw:type="curve" svg:x1="7.161cm" svg:y1="14.147cm" svg:x2="8.219cm" svg:y2="15.134cm" draw:start-shape="id9" draw:start-glue-point="3" svg:d="M7161 14147c1170 0 641 987 1058 987" svg:viewBox="0 0 1059 988">
          <text:p/>
        </draw:connector>
        <draw:connector draw:style-name="gr4" draw:text-style-name="P3" draw:layer="layout" draw:type="line" svg:x1="8.219cm" svg:y1="15.134cm" svg:x2="23.812cm" svg:y2="15.134cm" draw:start-shape="id10" draw:start-glue-point="3" svg:d="M8219 15134h15593" svg:viewBox="0 0 15594 1">
          <text:p/>
        </draw:connector>
        <draw:connector draw:style-name="gr4" draw:text-style-name="P3" draw:layer="layout" draw:type="line" svg:x1="10.406cm" svg:y1="6.051cm" svg:x2="23.847cm" svg:y2="6.103cm" draw:start-shape="id11" draw:start-glue-point="2" svg:d="M10406 6051l13441 52" svg:viewBox="0 0 13442 53">
          <text:p/>
        </draw:connector>
        <draw:connector draw:style-name="gr4" draw:text-style-name="P3" draw:layer="layout" draw:type="line" svg:x1="13.56cm" svg:y1="12.236cm" svg:x2="13.582cm" svg:y2="15.099cm" draw:start-shape="id12" svg:d="M13560 12236l22 2863" svg:viewBox="0 0 23 2864">
          <text:p/>
        </draw:connector>
        <draw:connector draw:style-name="gr4" draw:text-style-name="P3" draw:layer="layout" draw:type="line" svg:x1="13.582cm" svg:y1="6.067cm" svg:x2="13.56cm" svg:y2="8.915cm" draw:end-shape="id12" draw:end-glue-point="0" svg:d="M13582 6067l-22 2848" svg:viewBox="0 0 23 2849">
          <text:p/>
        </draw:connector>
        <draw:connector draw:style-name="gr4" draw:text-style-name="P3" draw:layer="layout" draw:type="line" svg:x1="16.862cm" svg:y1="6.103cm" svg:x2="16.915cm" svg:y2="15.099cm" svg:d="M16862 6103l53 8996" svg:viewBox="0 0 54 8997">
          <text:p/>
        </draw:connector>
        <draw:custom-shape draw:style-name="gr9" draw:text-style-name="P6" draw:layer="layout" svg:width="2.675cm" svg:height="0.881cm" draw:transform="rotate (1.5707963267949) translate (16.36cm 11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675cm" svg:height="0.881cm" draw:transform="rotate (0.000523598775598319) translate (18.071cm 5.6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1.696cm" svg:y1="6.103cm" svg:x2="21.731cm" svg:y2="15.116cm" svg:d="M21696 6103l35 9013" svg:viewBox="0 0 36 9014">
          <text:p/>
        </draw:connector>
        <draw:custom-shape draw:style-name="gr7" draw:text-style-name="P5" draw:layer="layout" svg:width="1.727cm" svg:height="0.989cm" draw:transform="skewX (-0.0010471975511966) rotate (0.0122173047639601) translate (20.77cm 6.582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823cm" svg:height="0.118cm" draw:transform="skewX (-0.00855211333477222) rotate (0.0122173047639601) translate (20.746cm 7.55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5" draw:layer="layout" svg:width="1.727cm" svg:height="0.989cm" draw:transform="skewX (-0.0010471975511966) rotate (0.0122173047639601) translate (20.825cm 7.966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823cm" svg:height="0.118cm" draw:transform="skewX (-0.00855211333477222) rotate (0.0122173047639601) translate (20.801cm 8.93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5" draw:layer="layout" svg:width="1.727cm" svg:height="0.989cm" draw:transform="skewX (-0.0010471975511966) rotate (0.0122173047639601) translate (20.861cm 9.341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823cm" svg:height="0.118cm" draw:transform="skewX (-0.00855211333477222) rotate (0.0122173047639601) translate (20.837cm 10.31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5" draw:layer="layout" svg:width="1.727cm" svg:height="0.989cm" draw:transform="skewX (-0.0010471975511966) rotate (0.0122173047639601) translate (20.872cm 13.716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823cm" svg:height="0.118cm" draw:transform="skewX (-0.00855211333477222) rotate (0.0122173047639601) translate (20.848cm 14.68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5" draw:layer="layout" svg:width="1.727cm" svg:height="0.989cm" draw:transform="skewX (-0.0010471975511966) rotate (0.0122173047639601) translate (20.802cm 12.234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823cm" svg:height="0.118cm" draw:transform="skewX (-0.00855211333477222) rotate (0.0122173047639601) translate (20.778cm 13.20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7" draw:layer="layout" svg:width="0.373cm" svg:height="0.412cm" svg:x="10.213cm" svg:y="5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73cm" svg:height="0.412cm" svg:x="1.782cm" svg:y="15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373cm" svg:height="0.412cm" svg:x="23.601cm" svg:y="14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74cm" svg:height="0.424cm" svg:x="23.473cm" svg:y="5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3.584cm" svg:y1="15.679cm" svg:x2="15.529cm" svg:y2="15.647cm">
            <text:p/>
          </draw:line>
          <draw:line draw:style-name="gr2" draw:text-style-name="P3" draw:layer="layout" svg:x1="13.582cm" svg:y1="15.672cm" svg:x2="15.527cm" svg:y2="15.64cm">
            <text:p/>
          </draw:line>
          <draw:line draw:style-name="gr2" draw:text-style-name="P3" draw:layer="layout" svg:x1="15.002cm" svg:y1="15.893cm" svg:x2="14.036cm" svg:y2="15.914cm">
            <text:p/>
          </draw:line>
          <draw:line draw:style-name="gr2" draw:text-style-name="P3" draw:layer="layout" svg:x1="14.746cm" svg:y1="16.109cm" svg:x2="14.282cm" svg:y2="16.119cm">
            <text:p/>
          </draw:line>
          <draw:line draw:style-name="gr2" draw:text-style-name="P3" draw:layer="layout" svg:x1="14.531cm" svg:y1="15.642cm" svg:x2="14.513cm" svg:y2="15.099cm">
            <text:p/>
          </draw:line>
        </draw:g>
        <draw:frame draw:style-name="gr13" draw:text-style-name="P10" draw:layer="layout" svg:width="1.94cm" svg:height="1.411cm" svg:x="9.278cm" svg:y="3.14cm">
          <draw:text-box>
            <text:p text:style-name="P9">D<text:span text:style-name="T2">1</text:span></text:p>
          </draw:text-box>
        </draw:frame>
        <draw:frame draw:style-name="gr13" draw:text-style-name="P10" draw:layer="layout" svg:width="1.94cm" svg:height="1.411cm" svg:x="9.559cm" svg:y="7.906cm">
          <draw:text-box>
            <text:p text:style-name="P9">D<text:span text:style-name="T2">3</text:span></text:p>
          </draw:text-box>
        </draw:frame>
        <draw:frame draw:style-name="gr13" draw:text-style-name="P10" draw:layer="layout" svg:width="1.94cm" svg:height="1.411cm" svg:x="5.009cm" svg:y="8.153cm">
          <draw:text-box>
            <text:p text:style-name="P9">D<text:span text:style-name="T2">4</text:span></text:p>
          </draw:text-box>
        </draw:frame>
        <draw:frame draw:style-name="gr13" draw:text-style-name="P10" draw:layer="layout" svg:width="1.94cm" svg:height="1.411cm" svg:x="4.622cm" svg:y="3.14cm">
          <draw:text-box>
            <text:p text:style-name="P9">D<text:span text:style-name="T2">2</text:span></text:p>
          </draw:text-box>
        </draw:frame>
        <draw:frame draw:style-name="gr13" draw:text-style-name="P10" draw:layer="layout" svg:width="1.94cm" svg:height="1.411cm" svg:x="13.582cm" svg:y="11.029cm">
          <draw:text-box>
            <text:p text:style-name="P9">C<text:span text:style-name="T2">1</text:span></text:p>
          </draw:text-box>
        </draw:frame>
        <draw:frame draw:style-name="gr13" draw:text-style-name="P10" draw:layer="layout" svg:width="1.94cm" svg:height="1.411cm" svg:x="18.807cm" svg:y="4.692cm">
          <draw:text-box>
            <text:p text:style-name="P9">R<text:span text:style-name="T2">2</text:span></text:p>
          </draw:text-box>
        </draw:frame>
        <draw:frame draw:style-name="gr13" draw:text-style-name="P10" draw:layer="layout" svg:width="1.94cm" svg:height="1.411cm" svg:x="17.241cm" svg:y="10.149cm">
          <draw:text-box>
            <text:p text:style-name="P9">R<text:span text:style-name="T2">1</text:span></text:p>
          </draw:text-box>
        </draw:frame>
        <draw:frame draw:style-name="gr13" draw:text-style-name="P10" draw:layer="layout" svg:width="1.94cm" svg:height="1.411cm" svg:x="1.905cm" svg:y="10.666cm">
          <draw:text-box>
            <text:p text:style-name="P9"><text:span text:style-name="T3">V</text:span><text:span text:style-name="T4">2</text:span></text:p>
          </draw:text-box>
        </draw:frame>
        <draw:frame draw:style-name="gr14" draw:text-style-name="P11" draw:layer="layout" svg:width="2.838cm" svg:height="1.439cm" svg:x="2.348cm" svg:y="10.638cm">
          <draw:text-box>
            <text:p>=nV<text:span text:style-name="T2">1</text:span></text:p>
          </draw:text-box>
        </draw:frame>
        <draw:custom-shape draw:style-name="gr10" draw:text-style-name="P7" draw:layer="layout" svg:width="0.373cm" svg:height="0.412cm" svg:x="1.712cm" svg:y="2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73cm" svg:height="0.412cm" svg:x="21.485cm" svg:y="5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.94cm" svg:height="1.411cm" svg:x="10.213cm" svg:y="5.099cm">
          <draw:text-box>
            <text:p text:style-name="P9">4</text:p>
          </draw:text-box>
        </draw:frame>
        <draw:frame draw:style-name="gr13" draw:text-style-name="P10" draw:layer="layout" svg:width="1.94cm" svg:height="1.411cm" svg:x="21.554cm" svg:y="5.15cm">
          <draw:text-box>
            <text:p text:style-name="P9">5</text:p>
          </draw:text-box>
        </draw:frame>
        <draw:frame draw:style-name="gr13" draw:text-style-name="P10" draw:layer="layout" svg:width="1.94cm" svg:height="1.411cm" svg:x="0.9cm" svg:y="2.152cm">
          <draw:text-box>
            <text:p text:style-name="P9">2</text:p>
          </draw:text-box>
        </draw:frame>
        <draw:frame draw:style-name="gr13" draw:text-style-name="P10" draw:layer="layout" svg:width="1.94cm" svg:height="1.411cm" svg:x="1.006cm" svg:y="15.453cm">
          <draw:text-box>
            <text:p text:style-name="P9">3</text:p>
          </draw:text-box>
        </draw:frame>
        <draw:custom-shape draw:style-name="gr15" draw:text-style-name="P12" draw:layer="layout" svg:width="1.931cm" svg:height="1.296cm" svg:x="20.77cm" svg:y="10.63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94cm" svg:height="1.024cm" svg:x="21.106cm" svg:y="10.802cm">
          <draw:text-box>
            <text:p text:style-name="P9"><text:span text:style-name="T5">x20</text:span>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4">24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4">24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3</meta:editing-cycles>
    <meta:creation-date>2014-07-21T10:31:21</meta:creation-date>
    <dc:date>2021-04-24T00:55:17.348346984</dc:date>
    <meta:editing-duration>P2DT5H37M58S</meta:editing-duration>
    <meta:generator>LibreOffice/6.4.6.2$Linux_X86_64 LibreOffice_project/40$Build-2</meta:generator>
    <meta:document-statistic meta:object-count="10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